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3863" officeooo:paragraph-rsid="001c3863"/>
    </style:style>
    <style:style style:name="P2" style:family="paragraph" style:parent-style-name="Standard">
      <style:text-properties officeooo:rsid="001c3863" officeooo:paragraph-rsid="001ef19b"/>
    </style:style>
    <style:style style:name="P3" style:family="paragraph" style:parent-style-name="Standard">
      <style:text-properties officeooo:rsid="001dd48f" officeooo:paragraph-rsid="001dd48f"/>
    </style:style>
    <style:style style:name="P4" style:family="paragraph" style:parent-style-name="Standard">
      <style:text-properties officeooo:rsid="001dd48f" officeooo:paragraph-rsid="001ef19b"/>
    </style:style>
    <style:style style:name="P5" style:family="paragraph" style:parent-style-name="Standard">
      <style:text-properties officeooo:rsid="0020d572" officeooo:paragraph-rsid="0020d572"/>
    </style:style>
    <style:style style:name="P6" style:family="paragraph" style:parent-style-name="Standard">
      <style:text-properties officeooo:rsid="0022086f" officeooo:paragraph-rsid="0022086f"/>
    </style:style>
    <style:style style:name="P7" style:family="paragraph" style:parent-style-name="Standard">
      <style:text-properties officeooo:rsid="0025db50" officeooo:paragraph-rsid="0025db50"/>
    </style:style>
    <style:style style:name="T1" style:family="text">
      <style:text-properties officeooo:rsid="001ec90a"/>
    </style:style>
    <style:style style:name="T2" style:family="text">
      <style:text-properties officeooo:rsid="001ef19b"/>
    </style:style>
    <style:style style:name="T3" style:family="text">
      <style:text-properties officeooo:rsid="0020d572"/>
    </style:style>
    <style:style style:name="T4" style:family="text">
      <style:text-properties officeooo:rsid="002286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Draft 3,4,5</text:p>
      <text:p text:style-name="P1"/>
      <text:p text:style-name="P1"/>
      <text:p text:style-name="P1">3. Describe the minimum information needed to unambiguously define the location of a gene? Provide</text:p>
      <text:p text:style-name="P1">an example using a gene of your choice. </text:p>
      <text:p text:style-name="P1"/>
      <text:p text:style-name="P3">In order to unambiguously define the location of a gene, you need:</text:p>
      <text:p text:style-name="P3"/>
      <text:p text:style-name="P3">-the genome in question (species &amp; build – e.g. hg38)</text:p>
      <text:p text:style-name="P3">-the chromosome where the gene is found</text:p>
      <text:p text:style-name="P3">-the start and stop locations of the gene on that chromosome (e.g. 60,100,350 to 60,105,500)</text:p>
      <text:p text:style-name="P3">-the coding strand for the gene (+ or -) <text:span text:style-name="T1">(may have transcripts in multiple directions though? Hmm...)</text:span></text:p>
      <text:p text:style-name="P3">-reading frame</text:p>
      <text:p text:style-name="P3"><text:tab/>(may have transcripts in multiple reading frames)</text:p>
      <text:p text:style-name="P3"><text:tab/>(this is not likely – would need ORFs in multiple reading frames)</text:p>
      <text:p text:style-name="P3"/>
      <text:p text:style-name="P3">For example, take the gene <text:span text:style-name="T1">INS (human insulin)</text:span></text:p>
      <text:p text:style-name="P3">-<text:span text:style-name="T1">genome is hg38 (recent assembly of human genome)</text:span></text:p>
      <text:p text:style-name="P3">-<text:span text:style-name="T1">chromosome 11</text:span></text:p>
      <text:p text:style-name="P3">-<text:span text:style-name="T1">2,159,779-2,161,341</text:span></text:p>
      <text:p text:style-name="P3"/>
      <text:p text:style-name="P1"/>
      <text:p text:style-name="P3">4.</text:p>
      <text:p text:style-name="P3"><text:tab/><text:span text:style-name="T3">for this, cannot construct in the same way as the first homework assignment, because the path to the best cumulative score at each node is dependent on what nodes are visited after it (if gap is extended)</text:span></text:p>
      <text:p text:style-name="P3"/>
      <text:p text:style-name="P5">the way I handled this was to</text:p>
      <text:p text:style-name="P5"><text:line-break/><text:span text:style-name="T4">At first, I thought about… (delete old sub-optimal paths...)</text:span></text:p>
      <text:p text:style-name="P5"/>
      <text:p text:style-name="P6">I didn’t want to just go back and cross out the path that would give the worse score (gap opening instead of gap extending penalty), because that path to the same node could be an optimal path for a different alignment passing through this node</text:p>
      <text:p text:style-name="P6"/>
      <text:p text:style-name="P6">The approach I took to build this matrix manually would become very tedious with a <text:s/>larger matrix, as this uncertainty propagated, but <text:tab/><text:tab/>--think about how this could be handled programmatically, in terms of runtime</text:p>
      <text:p text:style-name="P6"/>
      <text:p text:style-name="P7">go back and cross out paths after the fact? </text:p>
      <text:p text:style-name="P7"><text:tab/>During traceback</text:p>
      <text:p text:style-name="P7"/>
      <text:p text:style-name="P7"><text:tab/>what are the implications for this for an entire algorithm? </text:p>
      <text:p text:style-name="P7"/>
      <text:p text:style-name="P7"/>
      <text:p text:style-name="P1"/>
      <text:p text:style-name="P1">5. Describe a scenario where a researcher would be interested in investigating both the local and global alignment of two sequences.</text:p>
      <text:p text:style-name="P1"/>
      <text:p text:style-name="P4"><text:span text:style-name="T2">give both examples – the one from the tophat2 paper and the one about hemoglobin / myoglobin</text:span></text:p>
      <text:p text:style-name="P4"><text:tab/><text:span text:style-name="T2">(doesn’t matter if you don’t get the molecular bio perfect for the second example – will still make your point)</text:span></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7:56:21.179245504</meta:creation-date>
    <meta:editing-duration>PT35M45S</meta:editing-duration>
    <meta:editing-cycles>6</meta:editing-cycles>
    <meta:generator>LibreOffice/6.0.3.2$Linux_X86_64 LibreOffice_project/00m0$Build-2</meta:generator>
    <dc:date>2018-11-09T10:12:47.361607272</dc:date>
    <meta:document-statistic meta:table-count="0" meta:image-count="0" meta:object-count="0" meta:page-count="2" meta:paragraph-count="27" meta:word-count="335" meta:character-count="1972" meta:non-whitespace-character-count="1648"/>
  </office:meta>
</office:document-meta>
</file>